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9820" officeooo:paragraph-rsid="00199820"/>
    </style:style>
    <style:style style:name="P2" style:family="paragraph" style:parent-style-name="Standard">
      <style:text-properties officeooo:rsid="001e3584" officeooo:paragraph-rsid="001e3584"/>
    </style:style>
    <style:style style:name="P3" style:family="paragraph" style:parent-style-name="Standard">
      <style:text-properties officeooo:rsid="0027dca3" officeooo:paragraph-rsid="0027dca3"/>
    </style:style>
    <style:style style:name="P4" style:family="paragraph" style:parent-style-name="Standard">
      <style:text-properties officeooo:rsid="002c83a5" officeooo:paragraph-rsid="00325159"/>
    </style:style>
    <style:style style:name="P5" style:family="paragraph" style:parent-style-name="Standard">
      <style:text-properties officeooo:rsid="001d92e5" officeooo:paragraph-rsid="001d92e5"/>
    </style:style>
    <style:style style:name="P6" style:family="paragraph" style:parent-style-name="Standard">
      <style:text-properties officeooo:rsid="002289f3" officeooo:paragraph-rsid="0031f33c"/>
    </style:style>
    <style:style style:name="P7" style:family="paragraph" style:parent-style-name="Standard">
      <style:text-properties officeooo:rsid="002289f3" officeooo:paragraph-rsid="003d17d1"/>
    </style:style>
    <style:style style:name="P8" style:family="paragraph" style:parent-style-name="Standard" style:list-style-name="L1">
      <style:text-properties officeooo:rsid="00199820" officeooo:paragraph-rsid="00199820"/>
    </style:style>
    <style:style style:name="P9" style:family="paragraph" style:parent-style-name="Standard" style:list-style-name="L2">
      <style:text-properties officeooo:rsid="00199820" officeooo:paragraph-rsid="00199820"/>
    </style:style>
    <style:style style:name="P10" style:family="paragraph" style:parent-style-name="Standard" style:list-style-name="L2">
      <style:text-properties officeooo:rsid="00199820" officeooo:paragraph-rsid="0031f33c"/>
    </style:style>
    <style:style style:name="P11" style:family="paragraph" style:parent-style-name="Standard" style:list-style-name="L5">
      <style:text-properties officeooo:rsid="00199820" officeooo:paragraph-rsid="00199820"/>
    </style:style>
    <style:style style:name="P12" style:family="paragraph" style:parent-style-name="Standard" style:list-style-name="L1">
      <style:text-properties officeooo:rsid="00265be0" officeooo:paragraph-rsid="00265be0"/>
    </style:style>
    <style:style style:name="P13" style:family="paragraph" style:parent-style-name="Standard" style:list-style-name="L1">
      <style:text-properties officeooo:rsid="00325159" officeooo:paragraph-rsid="0034cd37"/>
    </style:style>
    <style:style style:name="P14" style:family="paragraph" style:parent-style-name="Standard" style:list-style-name="L2">
      <style:text-properties officeooo:rsid="001b1367" officeooo:paragraph-rsid="0031f33c"/>
    </style:style>
    <style:style style:name="P15" style:family="paragraph" style:parent-style-name="Standard" style:list-style-name="L2">
      <style:text-properties officeooo:rsid="001b1367" officeooo:paragraph-rsid="001b1367"/>
    </style:style>
    <style:style style:name="P16" style:family="paragraph" style:parent-style-name="Standard" style:list-style-name="L3">
      <style:text-properties officeooo:rsid="001f9995" officeooo:paragraph-rsid="001f9995"/>
    </style:style>
    <style:style style:name="P17" style:family="paragraph" style:parent-style-name="Standard" style:list-style-name="L5">
      <style:text-properties officeooo:rsid="001f9995" officeooo:paragraph-rsid="001f9995"/>
    </style:style>
    <style:style style:name="P18" style:family="paragraph" style:parent-style-name="Standard" style:list-style-name="L3">
      <style:text-properties officeooo:rsid="001db38a" officeooo:paragraph-rsid="001db38a"/>
    </style:style>
    <style:style style:name="P19" style:family="paragraph" style:parent-style-name="Standard" style:list-style-name="L4">
      <style:text-properties officeooo:rsid="002c83a5" officeooo:paragraph-rsid="003625e1"/>
    </style:style>
    <style:style style:name="P20" style:family="paragraph" style:parent-style-name="Standard" style:list-style-name="L7">
      <style:text-properties officeooo:rsid="002c83a5" officeooo:paragraph-rsid="002c83a5"/>
    </style:style>
    <style:style style:name="P21" style:family="paragraph" style:parent-style-name="Standard" style:list-style-name="L5">
      <style:text-properties officeooo:rsid="001e3584" officeooo:paragraph-rsid="001e3584"/>
    </style:style>
    <style:style style:name="P22" style:family="paragraph" style:parent-style-name="Standard" style:list-style-name="L6">
      <style:text-properties officeooo:rsid="00253892" officeooo:paragraph-rsid="0031f33c"/>
    </style:style>
    <style:style style:name="P23" style:family="paragraph" style:parent-style-name="Standard" style:list-style-name="L6">
      <style:text-properties officeooo:rsid="002289f3" officeooo:paragraph-rsid="0031f33c"/>
    </style:style>
    <style:style style:name="P24" style:family="paragraph" style:parent-style-name="Standard" style:list-style-name="L7">
      <style:text-properties officeooo:rsid="002289f3" officeooo:paragraph-rsid="002289f3"/>
    </style:style>
    <style:style style:name="P25" style:family="paragraph" style:parent-style-name="Standard" style:list-style-name="L7">
      <style:text-properties officeooo:rsid="002a9b78" officeooo:paragraph-rsid="003d17d1"/>
    </style:style>
    <style:style style:name="P26" style:family="paragraph" style:parent-style-name="Standard" style:list-style-name="L7">
      <style:text-properties officeooo:rsid="0023e9fb" officeooo:paragraph-rsid="0023e9fb"/>
    </style:style>
    <style:style style:name="P27" style:family="paragraph" style:parent-style-name="Standard" style:list-style-name="L7">
      <style:text-properties officeooo:rsid="0027dca3" officeooo:paragraph-rsid="0027dca3"/>
    </style:style>
    <style:style style:name="P28" style:family="paragraph" style:parent-style-name="Standard" style:list-style-name="L7">
      <style:text-properties officeooo:rsid="002cf099" officeooo:paragraph-rsid="002cf099"/>
    </style:style>
    <style:style style:name="P29" style:family="paragraph" style:parent-style-name="Standard" style:list-style-name="L7">
      <style:text-properties officeooo:rsid="002e67d7" officeooo:paragraph-rsid="002e67d7"/>
    </style:style>
    <style:style style:name="P30" style:family="paragraph" style:parent-style-name="Standard" style:list-style-name="L7">
      <style:text-properties officeooo:rsid="002fdb66" officeooo:paragraph-rsid="002fdb66"/>
    </style:style>
    <style:style style:name="P31" style:family="paragraph" style:parent-style-name="Standard" style:list-style-name="L7">
      <style:text-properties officeooo:rsid="00300e4e" officeooo:paragraph-rsid="00300e4e"/>
    </style:style>
    <style:style style:name="P32" style:family="paragraph" style:parent-style-name="Standard" style:list-style-name="L1">
      <style:text-properties officeooo:rsid="00405676" officeooo:paragraph-rsid="00405676"/>
    </style:style>
    <style:style style:name="T1" style:family="text">
      <style:text-properties officeooo:rsid="001b1367"/>
    </style:style>
    <style:style style:name="T2" style:family="text">
      <style:text-properties officeooo:rsid="0023e9fb"/>
    </style:style>
    <style:style style:name="T3" style:family="text">
      <style:text-properties officeooo:rsid="0025e2a2"/>
    </style:style>
    <style:style style:name="T4" style:family="text">
      <style:text-properties officeooo:rsid="0031f33c"/>
    </style:style>
    <style:style style:name="T5" style:family="text">
      <style:text-properties officeooo:rsid="001b7a14"/>
    </style:style>
    <style:style style:name="T6" style:family="text">
      <style:text-properties officeooo:rsid="0034cd37"/>
    </style:style>
    <style:style style:name="T7" style:family="text">
      <style:text-properties officeooo:rsid="003625e1"/>
    </style:style>
    <style:style style:name="T8" style:family="text">
      <style:text-properties officeooo:rsid="0037a688"/>
    </style:style>
    <style:style style:name="T9" style:family="text">
      <style:text-properties officeooo:rsid="003a7a4c"/>
    </style:style>
    <style:style style:name="T10" style:family="text">
      <style:text-properties officeooo:rsid="003d17d1"/>
    </style:style>
    <style:style style:name="T11" style:family="text">
      <style:text-properties officeooo:rsid="003ea07b"/>
    </style:style>
    <style:style style:name="T12" style:family="text">
      <style:text-properties officeooo:rsid="0040567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2">2</text:span><text:span text:style-name="T3">Java</text:span> development</text:h>
      <text:list text:style-name="L1">
        <text:list-item>
          <text:p text:style-name="P8">IntelijIDEA</text:p>
        </text:list-item>
        <text:list-item>
          <text:p text:style-name="P8">JDK</text:p>
        </text:list-item>
        <text:list-item>
          <text:p text:style-name="P8">Maven</text:p>
        </text:list-item>
        <text:list-item>
          <text:p text:style-name="P8">Docker</text:p>
        </text:list-item>
        <text:list-item>
          <text:p text:style-name="P32">Postman</text:p>
        </text:list-item>
        <text:list-item>
          <text:p text:style-name="P12">SceneBuilder<text:span text:style-name="T4">(</text:span><text:a xlink:type="simple" xlink:href="https://gluonhq.com/products/scene-builder/" text:style-name="Internet_20_link" text:visited-style-name="Visited_20_Internet_20_Link"><text:span text:style-name="T4">https://gluonhq.com/products/scene-builder/</text:span></text:a><text:span text:style-name="T4">)</text:span></text:p>
        </text:list-item>
        <text:list-item>
          <text:p text:style-name="P13">Launch4j<text:span text:style-name="T6">(</text:span><text:a xlink:type="simple" xlink:href="https://launch4j.sourceforge.net/" text:style-name="Internet_20_link" text:visited-style-name="Visited_20_Internet_20_Link"><text:span text:style-name="T6">https://launch4j.sourceforge.net/</text:span></text:a><text:span text:style-name="T6">)</text:span></text:p>
        </text:list-item>
      </text:list>
      <text:p text:style-name="P1"/>
      <text:h text:style-name="Heading_20_1" text:outline-level="1">C++ development</text:h>
      <text:list text:style-name="L2">
        <text:list-item>
          <text:p text:style-name="P9">CLion</text:p>
        </text:list-item>
        <text:list-item>
          <text:p text:style-name="P14">Compiller: <text:span text:style-name="T4">via MSYS2, from </text:span>SysProgs</text:p>
        </text:list-item>
        <text:list-item>
          <text:p text:style-name="P15">CMake</text:p>
        </text:list-item>
        <text:list-item>
          <text:p text:style-name="P10"><text:span text:style-name="T1">make: </text:span><text:span text:style-name="T4">MSYS2, via</text:span><text:span text:style-name="T5"> Chokolatey</text:span></text:p>
        </text:list-item>
      </text:list>
      <text:p text:style-name="P5"/>
      <text:h text:style-name="Heading_20_1" text:outline-level="1">STM32 development</text:h>
      <text:list text:style-name="L3">
        <text:list-item>
          <text:p text:style-name="P16"><text:span text:style-name="T4">STM</text:span>32CubeIDE</text:p>
        </text:list-item>
        <text:list-item>
          <text:p text:style-name="P16">STM32CubeMX</text:p>
        </text:list-item>
        <text:list-item>
          <text:p text:style-name="P16">STM32CubeProgrammer</text:p>
        </text:list-item>
        <text:list-item>
          <text:p text:style-name="P18">OpenOCD – build separately for stm32??</text:p>
        </text:list-item>
      </text:list>
      <text:p text:style-name="P1"/>
      <text:h text:style-name="Heading_20_1" text:outline-level="1">ESP32 development</text:h>
      <text:list text:style-name="L4">
        <text:list-item>
          <text:p text:style-name="P19">ESP-IDF<text:span text:style-name="T7">(</text:span><text:a xlink:type="simple" xlink:href="https://github.com/espressif/esp-idf" text:style-name="Internet_20_link" text:visited-style-name="Visited_20_Internet_20_Link"><text:span text:style-name="T7">https://github.com/espressif/esp-idf</text:span></text:a><text:span text:style-name="T7">)</text:span></text:p>
        </text:list-item>
      </text:list>
      <text:p text:style-name="P4"/>
      <text:h text:style-name="Heading_20_1" text:outline-level="1">Python development</text:h>
      <text:list text:style-name="L5">
        <text:list-item>
          <text:p text:style-name="P17">python</text:p>
        </text:list-item>
        <text:list-item>
          <text:p text:style-name="P11">PyCharm</text:p>
        </text:list-item>
        <text:list-item>
          <text:p text:style-name="P21">Anaconda</text:p>
        </text:list-item>
      </text:list>
      <text:p text:style-name="P2"/>
      <text:h text:style-name="Heading_20_1" text:outline-level="1">HW development</text:h>
      <text:list text:style-name="L6">
        <text:list-item>
          <text:p text:style-name="P22">KiCad</text:p>
        </text:list-item>
        <text:list-item>
          <text:p text:style-name="P23">LTSpice</text:p>
        </text:list-item>
        <text:list-item>
          <text:p text:style-name="P23">TinaTI</text:p>
        </text:list-item>
      </text:list>
      <text:p text:style-name="P6"/>
      <text:h text:style-name="Heading_20_1" text:outline-level="1">CNC</text:h>
      <text:list xml:id="list374818129" text:style-name="L7">
        <text:list-item>
          <text:p text:style-name="P25">FlatCAM<text:span text:style-name="T11">(</text:span><text:a xlink:type="simple" xlink:href="http://flatcam.org/" text:style-name="Internet_20_link" text:visited-style-name="Visited_20_Internet_20_Link"><text:span text:style-name="T11">http://flatcam.org/</text:span></text:a><text:span text:style-name="T11">)</text:span></text:p>
        </text:list-item>
        <text:list-item>
          <text:p text:style-name="P25"><text:soft-page-break/>UGS<text:span text:style-name="T8">(</text:span><text:a xlink:type="simple" xlink:href="https://github.com/winder/Universal-G-Code-Sender" text:style-name="Internet_20_link" text:visited-style-name="Visited_20_Internet_20_Link"><text:span text:style-name="T8">https://github.com/winder/Universal-G-Code-Sender</text:span></text:a><text:span text:style-name="T8">)</text:span></text:p>
        </text:list-item>
        <text:list-item>
          <text:p text:style-name="P25">Candle<text:span text:style-name="T8">(</text:span><text:a xlink:type="simple" xlink:href="https://github.com/Denvi/Candle" text:style-name="Internet_20_link" text:visited-style-name="Visited_20_Internet_20_Link"><text:span text:style-name="T8">https://github.com/Denvi/Candle</text:span></text:a><text:span text:style-name="T8">) – </text:span><text:span text:style-name="T10">NOT sure</text:span></text:p>
        </text:list-item>
        <text:list-item>
          <text:p text:style-name="P25"><text:span text:style-name="T10">bCNC(</text:span><text:a xlink:type="simple" xlink:href="https://github.com/vlachoudis/bCNC" text:style-name="Internet_20_link" text:visited-style-name="Visited_20_Internet_20_Link">https://github.com/vlachoudis/bCNC</text:a><text:span text:style-name="T10">) – NOT sure</text:span></text:p>
        </text:list-item>
      </text:list>
      <text:p text:style-name="P7"/>
      <text:h text:style-name="Heading_20_1" text:outline-level="1">Other</text:h>
      <text:list text:continue-numbering="true" text:style-name="L7">
        <text:list-item>
          <text:p text:style-name="P24">Betaflight <text:span text:style-name="T2">c</text:span>onfigurator</text:p>
        </text:list-item>
        <text:list-item>
          <text:p text:style-name="P24">Mission planner</text:p>
        </text:list-item>
        <text:list-item>
          <text:p text:style-name="P26">ExpressLRS configurator</text:p>
        </text:list-item>
        <text:list-item>
          <text:p text:style-name="P27">VMware Workstation</text:p>
        </text:list-item>
        <text:list-item>
          <text:p text:style-name="P27">hercules</text:p>
        </text:list-item>
        <text:list-item>
          <text:p text:style-name="P27">rufus</text:p>
        </text:list-item>
        <text:list-item>
          <text:p text:style-name="P27">Ventoy<text:span text:style-name="T8">(</text:span><text:a xlink:type="simple" xlink:href="https://www.ventoy.net/en/index.html" text:style-name="Internet_20_link" text:visited-style-name="Visited_20_Internet_20_Link"><text:span text:style-name="T8">https://www.ventoy.net/en/index.html</text:span></text:a><text:span text:style-name="T8">)</text:span></text:p>
        </text:list-item>
        <text:list-item>
          <text:p text:style-name="P20">steam</text:p>
        </text:list-item>
        <text:list-item>
          <text:p text:style-name="P20">signal</text:p>
        </text:list-item>
        <text:list-item>
          <text:p text:style-name="P20">7Zip</text:p>
        </text:list-item>
        <text:list-item>
          <text:p text:style-name="P28">git</text:p>
        </text:list-item>
        <text:list-item>
          <text:p text:style-name="P28">Mozilla Firefox</text:p>
        </text:list-item>
        <text:list-item>
          <text:p text:style-name="P29">nodejs</text:p>
        </text:list-item>
        <text:list-item>
          <text:p text:style-name="P30">PulseView(<text:span text:style-name="T9">as part of </text:span>sigrok: <text:a xlink:type="simple" xlink:href="https://sigrok.org/wiki/Main_Page" text:style-name="Internet_20_link" text:visited-style-name="Visited_20_Internet_20_Link">https://sigrok.org/wiki/Main_Page</text:a>), <text:span text:style-name="T9">WinUSB driver(via Zadig: </text:span><text:a xlink:type="simple" xlink:href="https://zadig.akeo.ie/" text:style-name="Internet_20_link" text:visited-style-name="Visited_20_Internet_20_Link"><text:span text:style-name="T9">https://zadig.akeo.ie/</text:span></text:a><text:span text:style-name="T9">)</text:span></text:p>
        </text:list-item>
        <text:list-item>
          <text:p text:style-name="P30">Zadig</text:p>
        </text:list-item>
        <text:list-item>
          <text:p text:style-name="P31">Raspberry PI Imager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8T10:26:39.174000000</meta:creation-date>
    <dc:date>2024-12-15T10:40:21.871000000</dc:date>
    <meta:editing-duration>PT1H1M59S</meta:editing-duration>
    <meta:editing-cycles>33</meta:editing-cycles>
    <meta:generator>LibreOffice/7.6.3.2$Windows_X86_64 LibreOffice_project/29d686fea9f6705b262d369fede658f824154cc0</meta:generator>
    <meta:document-statistic meta:table-count="0" meta:image-count="0" meta:object-count="0" meta:page-count="2" meta:paragraph-count="50" meta:word-count="128" meta:character-count="1011" meta:non-whitespace-character-count="972"/>
  </office:meta>
</office:document-meta>
</file>